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60000004F227575D4.jpg" manifest:media-type="image/jpeg"/>
  <manifest:file-entry manifest:full-path="Pictures/100000000000007F000000689CBDC6F3.png" manifest:media-type="image/png"/>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97"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10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7"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margin-top="0.282cm" fo:margin-bottom="0cm" fo:line-height="100%" fo:text-indent="0cm" style:punctuation-wrap="hanging" style:line-break="stric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16" style:family="paragraph">
      <style:paragraph-properties fo:margin-left="0cm" fo:margin-right="0cm" fo:text-align="end" fo:text-indent="0cm" style:writing-mode="lr-tb" style:font-independent-line-spacing="true"/>
    </style:style>
    <style:style style:name="P17"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0" style:family="paragraph">
      <style:paragraph-properties fo:margin-left="0cm" fo:margin-right="0cm" fo:text-align="end" fo:text-indent="0cm" style:writing-mode="lr-tb" style:font-independent-line-spacing="true"/>
      <style:text-properties fo:font-size="18pt"/>
    </style:style>
    <style:style style:name="P2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2" style:family="paragraph">
      <style:paragraph-properties fo:text-align="justify"/>
    </style:style>
    <style:style style:name="P23" style:family="paragraph">
      <style:paragraph-properties fo:margin-left="0cm" fo:margin-right="0cm" fo:line-height="100%" fo:text-align="center" fo:text-indent="0cm" style:punctuation-wrap="hanging" style:line-break="strict"/>
      <style:text-properties fo:font-size="18pt"/>
    </style:style>
    <style:style style:name="P24" style:family="paragraph">
      <style:text-properties fo:font-size="18pt"/>
    </style:style>
    <style:style style:name="P25" style:family="paragraph">
      <style:paragraph-properties fo:text-align="justify"/>
      <style:text-properties fo:font-size="18pt"/>
    </style:style>
    <style:style style:name="P26" style:family="paragraph">
      <style:paragraph-properties fo:margin-left="0cm" fo:margin-right="0cm" fo:margin-top="0.282cm" fo:margin-bottom="0cm" fo:line-height="100%" fo:text-indent="0cm" style:punctuation-wrap="hanging" style:line-break="strict"/>
      <style:text-properties fo:font-size="18pt"/>
    </style:style>
    <style:style style:name="P27"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8" style:family="paragraph">
      <style:paragraph-properties fo:margin-left="0cm" fo:margin-right="0cm" fo:margin-top="0cm" fo:margin-bottom="0cm" fo:line-height="100%" fo:text-align="center" fo:text-indent="0cm" style:punctuation-wrap="hanging" style:line-break="strict"/>
      <style:text-properties fo:font-size="14pt"/>
    </style:style>
    <style:style style:name="P29" style:family="paragraph">
      <style:paragraph-properties fo:margin-left="0cm" fo:margin-right="0cm" fo:margin-top="0.246cm" fo:margin-bottom="0cm" fo:line-height="100%" fo:text-align="start" fo:text-indent="0cm" style:punctuation-wrap="hanging" style:line-break="strict" style:writing-mode="lr-tb"/>
    </style:style>
    <style:style style:name="P30" style:family="paragraph">
      <style:paragraph-properties fo:margin-left="0cm" fo:margin-right="0cm" fo:margin-top="0.282cm" fo:margin-bottom="0cm" fo:line-height="100%" fo:text-indent="0cm" style:punctuation-wrap="hanging" style:line-break="strict" style:writing-mode="lr-tb"/>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1"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2" style:family="text">
      <style:text-properties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3"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4"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5"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6"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17"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8" style:family="text">
      <style:text-properties fo:font-size="18pt"/>
    </style:style>
    <style:style style:name="T19"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color="#000000" style:text-line-through-style="none" style:text-line-through-type="none" style:text-position="0% 100%" style:font-name="Calibri1" fo:font-size="28pt" fo:language="pt" fo:country="BR" fo:font-style="normal" fo:text-shadow="none" style:text-underline-style="none" fo:font-weight="normal" style:font-name-asian="Droid Sans Fallback1" style:font-size-asian="28pt" style:language-asian="pt" style:country-asian="BR" style:font-style-asian="normal" style:font-weight-asian="normal" style:font-name-complex="Droid Sans Fallback1" style:font-size-complex="28pt" style:language-complex="pt" style:country-complex="BR"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number text:level="1" style:num-suffix="." style:num-format="1">
        <style:list-level-properties text:min-label-width="1.41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111cm" text:min-label-width="1.429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header>
              <text:p text:style-name="P12"><text:span text:style-name="T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Recently, techniques (Haslum et al. 2007; Bonet, and Geffner 2005; Edelkamp 2007; Nissim, Hoffmann, and Helmert 2011; Helmert, Haslum, and Hoffmann 2007) have been developed to automatically generate hundreds or even thousands of heuristics from domain and problem specifications. Nevertheless, using all the heuristics generated does not guarantees a good approximations to the optimal solutions because heuristics might not be useful for each node. So, the idea is not to use all heuristics to evaluate every node (</text:span><text:span text:style-name="T9">selmax</text:span><text:span text:style-name="T8"> (Domshlak, Karpas, and Markovitch 2010),</text:span><text:span text:style-name="T9"> Lazy A*</text:span><text:span text:style-name="T8"> (LA*) and Rational </text:span><text:span text:style-name="T9">Lazy A*</text:span><text:span text:style-name="T8"> (RLA*) (Tolpin et al. 2013)). These decide, which subset of the large set of heuristics should be used to guide the search. <text:s/></text:span></text:p>
          <text:p><text:span text:style-name="T8"/></text:p>
          <text:p><text:span text:style-name="T8">Consider the following: Does the selection of heuristics from a large set of heuristics guarantees good approximations to the optimal solutions of NP-hard optimization problems? What approach of selection fits perfect for heuristic selection?</text:span></text:p>
          <text:list text:style-name="L1">
            <text:list-item>
              <text:p text:style-name="P14"><text:span text:style-name="T10">We really think that using more than one heuristic in the search would be helpful because heuristics complement each other (Barley et., al 2014). In addition, having more heuristics available to do the search is very useful because this greater variety might mean that we can pick the right heuristics in order to generate smaller the size of the search tree and reducing running time of the search algorithm.</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list text:style-name="L1">
            <text:list-header>
              <text:p text:style-name="P14"><text:span text:style-name="T11">Generaly, the problem of Heuristic Search lies in the fact that heuristics search algorithms takes too much time to problem-solving some domains.</text:span></text:p>
              <text:p text:style-name="P14"><text:span text:style-name="T11"/></text:p>
              <text:p text:style-name="P14"><text:span text:style-name="T11">In the last few decades AI has made significant strides in domain-independent planning.</text:span><text:span text:style-name="T10"> Some progress has resulted from adopting the heuristic search approach to problem-solving. </text:span></text:p>
              <text:p text:style-name="P14"><text:span text:style-name="T10"/></text:p>
              <text:p text:style-name="P14"><text:span text:style-name="T10">Using appropiate heuristic often means substantial reduction in the time need to solve hard problems.</text:span></text:p>
              <text:p text:style-name="P14"><text:span text:style-name="T12"/></text:p>
              <text:p text:style-name="P14"><text:span text:style-name="T10">However, when we want to obtain the most promising heuristics from a large set of heuristics in order to reduce the search tree and running time of the search algorithm. Unfortunately, even the simple kind of this problem is NP-hard, for many classes of submodular functions, such as: weighted coverage (Feige, 1998) or mutual information (Krause and Guestrin, 2005)</text:span></text:p>
              <text:p text:style-name="P14"><text:span text:style-name="T13"/></text:p>
              <text:p text:style-name="P14"><text:span text:style-name="T13"/></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list text:style-name="L1">
            <text:list-header>
              <text:p text:style-name="P14"><text:span text:style-name="T11">We assume that using the most promising heuristics from a large set of heuristics would be helpful to the search through the reducing of the size of the search tree and reducing the running time search algorithm.</text:span></text:p>
              <text:p text:style-name="P14"><text:span text:style-name="T11"/></text:p>
            </text:list-header>
            <text:list-item>
              <text:p text:style-name="P14"><text:span text:style-name="T11">Using an efficient algorithm of maximization of submodular functions will guarantees good approximations to the optimal solution of the problems.</text:span></text:p>
            </text:list-item>
            <text:list-item>
              <text:p text:style-name="P14"><text:span text:style-name="T11"/></text:p>
            </text:list-item>
            <text:list-item>
              <text:p text:style-name="P14"><text:span text:style-name="T11">We propose Stratified Sampling (SS) to estimate the number of nodes expanded that would be helpful for our utility function. </text:span></text:p>
            </text:list-item>
            <text:list-item>
              <text:p text:style-name="P14"><text:span text:style-name="T14"><text:s/></text:span></text:p>
              <text:p text:style-name="P14"><text:span text:style-name="T13"/></text:p>
              <text:p text:style-name="P14"><text:span text:style-name="T13"/></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7"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30" draw:text-style-name="P18" draw:layer="layout" svg:width="22.86cm" svg:height="13.693cm" svg:x="1.27cm" svg:y="3.232cm">
          <text:list text:style-name="L1">
            <text:list-item>
              <text:p text:style-name="P14"><text:span text:style-name="T11">The general objective of this project is to develop an approach for selecting a subset of heuristics functions with the goal of reducing the running time of search algorithms employing these functions.</text:span></text:p>
            </text:list-item>
            <text:list-item>
              <text:p text:style-name="P14"><text:span text:style-name="T11"/></text:p>
            </text:list-item>
            <text:list-item>
              <text:p text:style-name="P14"><text:span text:style-name="T11">The cardinality of the subsets (N) of heuristics found is also part of the research.</text:span></text:p>
              <text:p text:style-name="P14"><text:span text:style-name="T11"/></text:p>
            </text:list-item>
            <text:list-item>
              <text:p text:style-name="P14"><text:span text:style-name="T15">Specific Objectives</text:span></text:p>
            </text:list-item>
          </text:list>
          <text:list text:style-name="L5">
            <text:list-item>
              <text:p text:style-name="P14"><text:span text:style-name="T11"><text:s/></text:span><text:span text:style-name="T11">Develop a method to find a subset of heuristics ζ from a large pool that optimize in number of nodes expanded the process of search.</text:span></text:p>
            </text:list-item>
            <text:list-item>
              <text:p text:style-name="P14"><text:span text:style-name="T11"><text:s/></text:span><text:span text:style-name="T11">We are going to try different strategies to obtain the size N aiming at reducing the search running time.</text:span></text:p>
            </text:list-item>
          </text:list>
          <text:list text:style-name="L1">
            <text:list-header>
              <text:p text:style-name="P14"><text:span text:style-name="T11">3. We know that Stratification Sampling (SS) does not make even reasonable predictions for the number of nodes expanded by A*. Nevertheless, even though SS produces poor predictions for the number of nodes expanded by A*, we would like to verify whether these predictions can be helpful in selecting a subset of heuristics to guide the A* search.</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35" draw:text-style-name="P18" draw:layer="layout" svg:width="22.86cm" svg:height="13.693cm" svg:x="1.27cm" svg:y="3.232cm">
          <text:list text:style-name="L1">
            <text:list-item>
              <text:p text:style-name="P14"><text:span text:style-name="T11">The first question to be answered, then, is what is domain-independent planning, exactly?</text:span></text:p>
            </text:list-item>
            <text:list-item>
              <text:p text:style-name="P14"><text:span text:style-name="T15"/></text:p>
            </text:list-item>
            <text:list-item>
              <text:p text:style-name="P14"><text:span text:style-name="T15">Planning:</text:span></text:p>
            </text:list-item>
            <text:list-item>
              <text:p text:style-name="P14"><text:span text:style-name="T11">It's a sequence of </text:span><text:span text:style-name="T15">actions</text:span><text:span text:style-name="T11"> to accomplish the goal. In fact, the core problem of AI is to reason about actions.</text:span></text:p>
            </text:list-item>
            <text:list-item>
              <text:p text:style-name="P14"><text:span text:style-name="T11"/></text:p>
            </text:list-item>
            <text:list-item>
              <text:p text:style-name="P14"><text:span text:style-name="T11">So, we can say that the set of ations creates a plan and this plan is knowledge, because, it allows to understand how to solve the problem.</text:span></text:p>
            </text:list-item>
            <text:list-item>
              <text:p text:style-name="P14"><text:span text:style-name="T11"/></text:p>
            </text:list-item>
            <text:list-item>
              <text:p text:style-name="P14"><text:span text:style-name="T15">Domain Knowledge:</text:span></text:p>
            </text:list-item>
            <text:list-item>
              <text:p text:style-name="P14"><text:span text:style-name="T16">It's a knowledge about the environment in which the system operates (Planning System, Planner). If the same knowledge can be included in different domain knowledge. Knowledge which may be efficient in every domain is called domain-independent.</text:span></text:p>
            </text:list-item>
            <text:list-item>
              <text:p text:style-name="P14"><text:span text:style-name="T16"/></text:p>
            </text:list-item>
            <text:list-item>
              <text:p text:style-name="P14"><text:span text:style-name="T16">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0" draw:text-style-name="P18" draw:layer="layout" svg:width="22.86cm" svg:height="13.693cm" svg:x="1.27cm" svg:y="3.232cm">
          <text:list text:style-name="L1">
            <text:list-item>
              <text:p text:style-name="P14"><text:span text:style-name="T8">So, with that in mind, domain-independent planning solves different kinds of problems, but it requires a set of the most promising heuristics from a large set of heuristics.</text:span></text:p>
            </text:list-item>
            <text:list-item>
              <text:p text:style-name="P14"><text:span text:style-name="T8"/></text:p>
            </text:list-item>
          </text:list>
          <text:p><text:span text:style-name="T8">What is a heuristic? </text:span></text:p>
          <text:p><text:span text:style-name="T8"/></text:p>
          <text:p><text:span text:style-name="T8">One state </text:span><text:span text:style-name="T9">n</text:span><text:span text:style-name="T8"> in the state space has the property called cost function: </text:span></text:p>
          <text:p><text:span text:style-name="T9"/></text:p>
          <text:p><text:span text:style-name="T9">f(n) = g(n) <text:s/>+ h(n)</text:span><text:span text:style-name="T8">, </text:span></text:p>
          <text:p><text:span text:style-name="T8"/></text:p>
          <text:p><text:span text:style-name="T8">where </text:span><text:span text:style-name="T9">g(n)</text:span><text:span text:style-name="T8"> is the cost to go from the root state </text:span><text:span text:style-name="T9">n*</text:span><text:span text:style-name="T8"> to the state </text:span><text:span text:style-name="T9">n</text:span><text:span text:style-name="T8"> </text:span></text:p>
          <text:p><text:span text:style-name="T8">and </text:span><text:span text:style-name="T9">h(n) </text:span><text:span text:style-name="T8">is the cost to go from the state </text:span><text:span text:style-name="T9">n</text:span><text:span text:style-name="T8"> to the goal, objective or solution state. </text:span></text:p>
          <text:p><text:span text:style-name="T9"/></text:p>
          <text:p><text:span text:style-name="T9">h(.)</text:span><text:span text:style-name="T8"> is known as a heuristic function which give us the remaining distance from one state </text:span><text:span text:style-name="T9">n</text:span><text:span text:style-name="T8"> in state space to the goal.</text:span></text:p>
          <text:p><text:span text:style-name="T8"/></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5" draw:text-style-name="P18" draw:layer="layout" svg:width="22.86cm" svg:height="13.693cm" svg:x="1.27cm" svg:y="3.232cm">
          <text:list text:style-name="L1">
            <text:list-item>
              <text:p><text:span text:style-name="T8">What properties do the heuristic have?</text:span></text:p>
            </text:list-item>
          </text:list>
          <text:p><text:span text:style-name="T8"/></text:p>
          <text:p><text:span text:style-name="T17">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17">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8" draw:layer="layout" svg:width="22.86cm" svg:height="13.693cm" svg:x="1.27cm" svg:y="3.232cm">
          <text:list text:style-name="L1">
            <text:list-item>
              <text:p text:style-name="P14"><text:span text:style-name="T8">Okay, What would be the approach to make the selection of the most promising heuristics?</text:span></text:p>
            </text:list-item>
            <text:list-item>
              <text:p text:style-name="P14"><text:span text:style-name="T8">Difficult question!</text:span></text:p>
            </text:list-item>
            <text:list-item>
              <text:p text:style-name="P14"><text:span text:style-name="T8"/></text:p>
            </text:list-item>
            <text:list-item>
              <text:p text:style-name="P14"><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14"><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14"><text:span text:style-name="T8">In other words, the </text:span><text:span text:style-name="T17">submodularity maximization functions</text:span><text:span text:style-name="T8"> have the objective to find the most promising locations in order to maximize the utility. </text:span></text:p>
          <text:p text:style-name="P14"><text:span text:style-name="T8"/></text:p>
          <text:p text:style-name="P14"><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57"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21" draw:layer="layout" svg:width="22.86cm" svg:height="13.693cm" svg:x="1.27cm" svg:y="3.232cm">
          <text:list text:style-name="L1">
            <text:list-item>
              <text:p text:style-name="P14"><text:span text:style-name="T17">Submodular function properties:</text:span></text:p>
            </text:list-item>
            <text:list-item>
              <text:p text:style-name="P14"><text:span text:style-name="T17"/></text:p>
            </text:list-item>
            <text:list-item>
              <text:p text:style-name="P14"><text:span text:style-name="T17">Definition 1.1 </text:span><text:span text:style-name="T8">(Discrete derivate) For a set function </text:span><text:span text:style-name="T9">f</text:span><text:span text:style-name="T8"> : 2</text:span><text:span text:style-name="T19">V</text:span><text:span text:style-name="T8"> → R, </text:span><text:span text:style-name="T9">S ⊆ V</text:span><text:span text:style-name="T8"> , and </text:span><text:span text:style-name="T9">e ∈ V</text:span><text:span text:style-name="T8"> ,</text:span></text:p>
            </text:list-item>
            <text:list-item>
              <text:p text:style-name="P14"><text:span text:style-name="T8">Let ∆</text:span><text:span text:style-name="T20">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4"><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14"><text:span text:style-name="T8"/></text:p>
            </text:list-item>
            <text:list-item>
              <text:p text:style-name="P14"><text:span text:style-name="T17">Definition 1.2</text:span><text:span text:style-name="T8"> (Submodularity) A function f : 2</text:span><text:span text:style-name="T19">V</text:span><text:span text:style-name="T8"> → R is </text:span><text:span text:style-name="T9">submodular</text:span><text:span text:style-name="T8"> if for every A ⊆ B ⊆ V and e ∈ V \ B it holds that</text:span></text:p>
            </text:list-item>
            <text:list-item>
              <text:p text:style-name="P14"><text:span text:style-name="T8"><text:s text:c="58"/>∆</text:span><text:span text:style-name="T8">(e | A) ≥ ∆(e | B)</text:span></text:p>
            </text:list-item>
            <text:list-item>
              <text:p text:style-name="P14"><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4"><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4"><text:span text:style-name="T8"/></text:p>
            </text:list-item>
            <text:list-item>
              <text:p text:style-name="P14"><text:span text:style-name="T17">Definition 1.3</text:span><text:span text:style-name="T8"> (Monotonicity) A function f : 2</text:span><text:span text:style-name="T21">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5" draw:text-style-name="P21"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5"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7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2">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21"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8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0" draw:text-style-name="P21" draw:layer="layout" svg:width="22.86cm" svg:height="13.693cm" svg:x="1.27cm" svg:y="3.232cm">
          <text:p><text:span text:style-name="T17">The problem formulation</text:span></text:p>
          <text:p><text:span text:style-name="T8"/></text:p>
          <text:p text:style-name="P22"><text:span text:style-name="T8">When solving ∇ using the consistent heuristic function h</text:span><text:span text:style-name="T20">max</text:span><text:span text:style-name="T8">(ζ', ∇) for </text:span><text:span text:style-name="T8">ζ' ⊆ ζ, A* expands in the worst case </text:span><text:span text:style-name="T9">J</text:span><text:span text:style-name="T8">(ζ', ∇</text:span><text:span text:style-name="T8">) nodes, were</text:span></text:p>
          <text:p text:style-name="P22"><text:span text:style-name="T8"/></text:p>
          <text:p text:style-name="P22"><text:span text:style-name="T8"/></text:p>
          <text:p text:style-name="P22"><text:span text:style-name="T9"><text:s text:c="3"/></text:span><text:span text:style-name="T9">J</text:span><text:span text:style-name="T8">(ζ', ∇</text:span><text:span text:style-name="T8">) <text:s text:c="4"/>= <text:s text:c="4"/>|{ </text:span><text:span text:style-name="T9">s</text:span><text:span text:style-name="T8"> ∈ </text:span><text:span text:style-name="T9">V</text:span><text:span text:style-name="T8"> | </text:span><text:span text:style-name="T9">f</text:span><text:span text:style-name="T20">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0">max </text:span><text:span text:style-name="T8">(s, </text:span><text:span text:style-name="T8">ζ'</text:span><text:span text:style-name="T8">) </text:span><text:span text:style-name="T8">≤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text:span><text:span text:style-name="T8">)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3">ζ' ∈ 2|ζ|</text:span><text:span text:style-name="T8"> <text:s text:c="3"/></text:span><text:span text:style-name="T9">J</text:span><text:span text:style-name="T8">(ζ', ∇)</text:span></text:p>
          <text:p text:style-name="P14"><text:span text:style-name="T8">Subject to <text:s text:c="4"/>|ζ'</text:span><text:span text:style-name="T8">|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94"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95" draw:text-style-name="P21" draw:layer="Layout" svg:width="22.86cm" svg:height="13.693cm" svg:x="1.27cm" svg:y="3.232cm">
          <text:p text:style-name="P24"><text:span text:style-name="T17">The problem formulation</text:span></text:p>
          <text:p text:style-name="P24"><text:span text:style-name="T8"/></text:p>
          <text:p text:style-name="P25"><text:span text:style-name="T8">When solving ∇ using the consistent heuristic function h</text:span><text:span text:style-name="T20">max</text:span><text:span text:style-name="T8">(ζ', ∇) for </text:span><text:span text:style-name="T8">ζ' ⊆ ζ, A* expands in the worst case </text:span><text:span text:style-name="T9">J</text:span><text:span text:style-name="T8">(ζ', ∇</text:span><text:span text:style-name="T8">) nodes, were</text:span></text:p>
          <text:p text:style-name="P25"><text:span text:style-name="T8"/></text:p>
          <text:p text:style-name="P25"><text:span text:style-name="T8"/></text:p>
          <text:p text:style-name="P25"><text:span text:style-name="T9"><text:s text:c="3"/></text:span><text:span text:style-name="T9">J</text:span><text:span text:style-name="T8">(ζ', ∇</text:span><text:span text:style-name="T8">) <text:s text:c="4"/>= <text:s text:c="4"/>|{ </text:span><text:span text:style-name="T9">s</text:span><text:span text:style-name="T8"> ∈ </text:span><text:span text:style-name="T9">V</text:span><text:span text:style-name="T8"> | </text:span><text:span text:style-name="T9">f</text:span><text:span text:style-name="T20">max</text:span><text:span text:style-name="T8"> (</text:span><text:span text:style-name="T9">s</text:span><text:span text:style-name="T8">, ζ') ≤ C*}|</text:span></text:p>
          <text:p text:style-name="P25"><text:span text:style-name="T8"><text:s text:c="18"/></text:span><text:span text:style-name="T8">= <text:s text:c="4"/>|{ </text:span><text:span text:style-name="T9">s</text:span><text:span text:style-name="T8"> ∈ </text:span><text:span text:style-name="T9">V | h</text:span><text:span text:style-name="T20">max </text:span><text:span text:style-name="T8">(s, </text:span><text:span text:style-name="T8">ζ'</text:span><text:span text:style-name="T8">) </text:span><text:span text:style-name="T8">≤ C* - </text:span><text:span text:style-name="T9">g</text:span><text:span text:style-name="T8">(</text:span><text:span text:style-name="T9">s</text:span><text:span text:style-name="T8">)}|</text:span></text:p>
          <text:p text:style-name="P25"><text:span text:style-name="T8"/></text:p>
          <text:p text:style-name="P25"><text:span text:style-name="T8">We write </text:span><text:span text:style-name="T9">J</text:span><text:span text:style-name="T8">(ζ') instead of </text:span><text:span text:style-name="T9">J</text:span><text:span text:style-name="T8">(ζ', ∇</text:span><text:span text:style-name="T8">) whenever ∇ is clear from the context.</text:span></text:p>
          <text:p text:style-name="P25"><text:span text:style-name="T8"/></text:p>
          <text:p text:style-name="P25"><text:span text:style-name="T8">We present a greedy algorithm for approximately solving the following optimization problem,</text:span></text:p>
          <text:p text:style-name="P25"><text:span text:style-name="T8"/></text:p>
          <text:p text:style-name="P25"><text:span text:style-name="T8">Minimize</text:span><text:span text:style-name="T23">ζ' ∈ 2|ζ|</text:span><text:span text:style-name="T8"> <text:s text:c="3"/></text:span><text:span text:style-name="T9">J</text:span><text:span text:style-name="T8">(ζ', ∇)</text:span></text:p>
          <text:p text:style-name="P26"><text:span text:style-name="T8">Subject to <text:s text:c="4"/>|ζ'</text:span><text:span text:style-name="T8">| = </text:span><text:span text:style-name="T9">N</text:span></text:p>
          <text:p text:style-name="P26"><text:span text:style-name="T9"/></text:p>
          <text:p text:style-name="P26"><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9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7" draw:text-style-name="P19" draw:layer="Layout" svg:width="17.066cm" svg:height="1.445cm" svg:x="5.697cm" svg:y="17.524cm">
          <text:list text:style-name="L1">
            <text:list-header>
              <text:p text:style-name="P27"><text:span text:style-name="T7">Universidade Federal de Viçosa</text:span></text:p>
              <text:p text:style-name="P27"><text:span text:style-name="T7">Departamento de Informática</text:span></text:p>
            </text:list-header>
          </text:list>
          <draw:enhanced-geometry svg:viewBox="0 0 21600 21600" draw:type="mso-spt202" draw:enhanced-path="M 0 0 L 21600 0 21600 21600 0 21600 0 0 Z N"/>
        </draw:custom-shape>
        <draw:custom-shape draw:style-name="gr98" draw:text-style-name="P9" draw:layer="Layout" svg:width="19.05cm" svg:height="0.853cm" draw:transform="rotate (1.5707963267949) translate (0.04cm 19.05cm)">
          <text:list text:style-name="L3">
            <text:list-header>
              <text:p text:style-name="P28"><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19" presentation:class="page"/>
          <draw:custom-shape draw:style-name="gr99" draw:text-style-name="P8" draw:layer="Layout" svg:width="15.24cm" svg:height="10.001cm" svg:x="1.905cm" svg:y="12.224cm">
            <text:p/>
            <draw:enhanced-geometry svg:viewBox="0 0 21600 21600" draw:type="mso-spt202" draw:enhanced-path="M 0 0 L 21600 0 21600 21600 0 21600 0 0 Z N"/>
          </draw:custom-shape>
          <draw:custom-shape draw:style-name="gr100" draw:text-style-name="P20"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01"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02" draw:text-style-name="P21" draw:layer="Layout" svg:width="22.86cm" svg:height="13.693cm" svg:x="1.27cm" svg:y="3.232cm">
          <text:p text:style-name="P24"><text:span text:style-name="T17">The Greedy Heuristic Selection (</text:span><text:span text:style-name="T8">GHS</text:span><text:span text:style-name="T17">)</text:span></text:p>
          <text:p text:style-name="P24"><text:span text:style-name="T17"/></text:p>
          <text:p text:style-name="P24"><text:span text:style-name="T8">An approximation algorithm for selecting a subset ζ' ⊆ ζ. The algorithm receives as input a planning problem </text:span><text:span text:style-name="T8">∇, a set of heuristics ζ, a cardinality size </text:span><text:span text:style-name="T9">N</text:span><text:span text:style-name="T8">, and it returns a subset <text:s text:c="4"/>ζ' ⊆ ζ of size </text:span><text:span text:style-name="T9">N</text:span><text:span text:style-name="T8">.</text:span></text:p>
          <text:p text:style-name="P24"><text:span text:style-name="T8"/></text:p>
          <text:p text:style-name="P24"><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5"><text:span text:style-name="T8"/></text:p>
          <draw:enhanced-geometry svg:viewBox="0 0 21600 21600" draw:type="mso-spt202" draw:enhanced-path="M 0 0 L 21600 0 21600 21600 0 21600 0 0 Z N"/>
        </draw:custom-shape>
        <draw:custom-shape draw:style-name="gr9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3" draw:text-style-name="P19" draw:layer="Layout" svg:width="17.066cm" svg:height="1.445cm" svg:x="5.697cm" svg:y="17.524cm">
          <text:list text:style-name="L1">
            <text:list-header>
              <text:p text:style-name="P27"><text:span text:style-name="T7">Universidade Federal de Viçosa</text:span></text:p>
              <text:p text:style-name="P27"><text:span text:style-name="T7">Departamento de Informática</text:span></text:p>
            </text:list-header>
          </text:list>
          <draw:enhanced-geometry svg:viewBox="0 0 21600 21600" draw:type="mso-spt202" draw:enhanced-path="M 0 0 L 21600 0 21600 21600 0 21600 0 0 Z N"/>
        </draw:custom-shape>
        <draw:custom-shape draw:style-name="gr104" draw:text-style-name="P9" draw:layer="Layout" svg:width="19.05cm" svg:height="0.853cm" draw:transform="rotate (1.5707963267949) translate (0.04cm 19.05cm)">
          <text:list text:style-name="L3">
            <text:list-header>
              <text:p text:style-name="P28"><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20" presentation:class="page"/>
          <draw:custom-shape draw:style-name="gr99" draw:text-style-name="P8" draw:layer="Layout" svg:width="15.24cm" svg:height="10.001cm" svg:x="1.905cm" svg:y="12.224cm">
            <text:p/>
            <draw:enhanced-geometry svg:viewBox="0 0 21600 21600" draw:type="mso-spt202" draw:enhanced-path="M 0 0 L 21600 0 21600 21600 0 21600 0 0 Z N"/>
          </draw:custom-shape>
          <draw:custom-shape draw:style-name="gr105" draw:text-style-name="P20"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06"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07" draw:text-style-name="P21" draw:layer="Layout" svg:width="22.86cm" svg:height="13.693cm" svg:x="1.27cm" svg:y="3.232cm">
          <text:p text:style-name="P24"><text:span text:style-name="T17">The Greedy Heuristic Selection (</text:span><text:span text:style-name="T8">GHS</text:span><text:span text:style-name="T17">)</text:span></text:p>
          <text:p text:style-name="P24"><text:span text:style-name="T17"/></text:p>
          <text:p text:style-name="P24"><text:span text:style-name="T8">An approximation algorithm for selecting a subset ζ' ⊆ ζ. The algorithm receives as input a planning problem </text:span><text:span text:style-name="T8">∇, a set of heuristics ζ, a cardinality size </text:span><text:span text:style-name="T9">N</text:span><text:span text:style-name="T8">, and it returns a subset <text:s text:c="4"/>ζ' ⊆ ζ of size </text:span><text:span text:style-name="T9">N</text:span><text:span text:style-name="T8">.</text:span></text:p>
          <text:p text:style-name="P24"><text:span text:style-name="T8"/></text:p>
          <text:p text:style-name="P24"><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4"><text:span text:style-name="T8"/></text:p>
          <text:p text:style-name="P24"><text:span text:style-name="T17">Algorithm 1</text:span><text:span text:style-name="T8"> Greedy Heuristic Selection</text:span></text:p>
          <text:p text:style-name="P24"><text:span text:style-name="T17">Input:</text:span><text:span text:style-name="T8"> problem ∇, set of heuristics ζ, cardinality </text:span><text:span text:style-name="T9">N</text:span></text:p>
          <text:p text:style-name="P24"><text:span text:style-name="T17">Output:</text:span><text:span text:style-name="T8"> heuristic subset ζ' ⊆ ζ of size </text:span><text:span text:style-name="T9">N</text:span></text:p>
          <text:p text:style-name="P24"><text:span text:style-name="T8">1:</text:span><text:span text:style-name="T8"><text:tab/></text:span><text:span text:style-name="T8">ζ' ← 0 <text:s/></text:span></text:p>
          <text:p text:style-name="P24"><text:span text:style-name="T8">2:</text:span><text:span text:style-name="T17"> While </text:span><text:span text:style-name="T8">|</text:span><text:span text:style-name="T8">ζ'</text:span><text:span text:style-name="T8">| &lt; N </text:span><text:span text:style-name="T17">do</text:span></text:p>
          <text:p text:style-name="P24"><text:span text:style-name="T8">3:</text:span><text:span text:style-name="T8"><text:tab/></text:span><text:span text:style-name="T8">h ← argmin J</text:span><text:span text:style-name="T20">h</text:span><text:span text:style-name="T20">∈ζ</text:span><text:span text:style-name="T8">(</text:span><text:span text:style-name="T8">ζ' U {h}, ∇</text:span><text:span text:style-name="T8">)</text:span><text:span text:style-name="T8"> </text:span></text:p>
          <text:p text:style-name="P24"><text:span text:style-name="T8">4:</text:span><text:span text:style-name="T8"><text:tab/></text:span><text:span text:style-name="T8">ζ' ← <text:s/>ζ' U {h}</text:span></text:p>
          <text:p text:style-name="P24"><text:span text:style-name="T8">5: return </text:span><text:span text:style-name="T8">ζ'</text:span></text:p>
          <text:p text:style-name="P25"><text:span text:style-name="T8"/></text:p>
          <draw:enhanced-geometry svg:viewBox="0 0 21600 21600" draw:type="mso-spt202" draw:enhanced-path="M 0 0 L 21600 0 21600 21600 0 21600 0 0 Z N"/>
        </draw:custom-shape>
        <draw:custom-shape draw:style-name="gr9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8" draw:text-style-name="P19" draw:layer="Layout" svg:width="17.066cm" svg:height="1.445cm" svg:x="5.697cm" svg:y="17.524cm">
          <text:list text:style-name="L1">
            <text:list-header>
              <text:p text:style-name="P27"><text:span text:style-name="T7">Universidade Federal de Viçosa</text:span></text:p>
              <text:p text:style-name="P27"><text:span text:style-name="T7">Departamento de Informática</text:span></text:p>
            </text:list-header>
          </text:list>
          <draw:enhanced-geometry svg:viewBox="0 0 21600 21600" draw:type="mso-spt202" draw:enhanced-path="M 0 0 L 21600 0 21600 21600 0 21600 0 0 Z N"/>
        </draw:custom-shape>
        <draw:custom-shape draw:style-name="gr109" draw:text-style-name="P9" draw:layer="Layout" svg:width="19.05cm" svg:height="0.853cm" draw:transform="rotate (1.5707963267949) translate (0.04cm 19.05cm)">
          <text:list text:style-name="L3">
            <text:list-header>
              <text:p text:style-name="P28"><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21" presentation:class="page"/>
          <draw:custom-shape draw:style-name="gr99" draw:text-style-name="P8" draw:layer="Layout" svg:width="15.24cm" svg:height="10.001cm" svg:x="1.905cm" svg:y="12.224cm">
            <text:p/>
            <draw:enhanced-geometry svg:viewBox="0 0 21600 21600" draw:type="mso-spt202" draw:enhanced-path="M 0 0 L 21600 0 21600 21600 0 21600 0 0 Z N"/>
          </draw:custom-shape>
          <draw:custom-shape draw:style-name="gr110" draw:text-style-name="P20"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11"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12" draw:text-style-name="P21" draw:layer="Layout" svg:width="22.86cm" svg:height="13.693cm" svg:x="1.27cm" svg:y="3.232cm">
          <text:p text:style-name="P24"><text:span text:style-name="T17">Stratified Sampling </text:span><text:span text:style-name="T8">(SS)</text:span></text:p>
          <text:p text:style-name="P25"><text:span text:style-name="T8"/></text:p>
          <text:p text:style-name="P25"><text:span text:style-name="T8">An algorithm for estimating the number of state expansions performed by heuristic search algorithm seeking solutions in the state space.</text:span></text:p>
          <text:p text:style-name="P25"><text:span text:style-name="T8"/></text:p>
          <text:p text:style-name="P25"><text:span text:style-name="T8">Evolution:</text:span></text:p>
          <text:p text:style-name="P25"><text:span text:style-name="T8"/></text:p>
          <text:p text:style-name="P25"><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25"><text:span text:style-name="T8"/></text:p>
          <text:p text:style-name="P25"><text:span text:style-name="T8">Chen (1992) addressed the problem with a stratification of the search tree through a</text:span><text:span text:style-name="T9"> type system</text:span><text:span text:style-name="T8"> to reduce the variance of the sampling process.</text:span></text:p>
          <text:p text:style-name="P25"><text:span text:style-name="T8"/></text:p>
          <text:p text:style-name="P25"><text:span text:style-name="T8"/></text:p>
          <text:p text:style-name="P25"><text:span text:style-name="T8"/></text:p>
          <draw:enhanced-geometry svg:viewBox="0 0 21600 21600" draw:type="mso-spt202" draw:enhanced-path="M 0 0 L 21600 0 21600 21600 0 21600 0 0 Z N"/>
        </draw:custom-shape>
        <draw:custom-shape draw:style-name="gr9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3" draw:text-style-name="P19" draw:layer="Layout" svg:width="17.066cm" svg:height="1.445cm" svg:x="5.697cm" svg:y="17.524cm">
          <text:list text:style-name="L1">
            <text:list-header>
              <text:p text:style-name="P27"><text:span text:style-name="T7">Universidade Federal de Viçosa</text:span></text:p>
              <text:p text:style-name="P27"><text:span text:style-name="T7">Departamento de Informática</text:span></text:p>
            </text:list-header>
          </text:list>
          <draw:enhanced-geometry svg:viewBox="0 0 21600 21600" draw:type="mso-spt202" draw:enhanced-path="M 0 0 L 21600 0 21600 21600 0 21600 0 0 Z N"/>
        </draw:custom-shape>
        <draw:custom-shape draw:style-name="gr114" draw:text-style-name="P9" draw:layer="Layout" svg:width="19.05cm" svg:height="0.853cm" draw:transform="rotate (1.5707963267949) translate (0.04cm 19.05cm)">
          <text:list text:style-name="L3">
            <text:list-header>
              <text:p text:style-name="P28"><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22" presentation:class="page"/>
          <draw:custom-shape draw:style-name="gr99" draw:text-style-name="P8" draw:layer="Layout" svg:width="15.24cm" svg:height="10.001cm" svg:x="1.905cm" svg:y="12.224cm">
            <text:p/>
            <draw:enhanced-geometry svg:viewBox="0 0 21600 21600" draw:type="mso-spt202" draw:enhanced-path="M 0 0 L 21600 0 21600 21600 0 21600 0 0 Z N"/>
          </draw:custom-shape>
          <draw:custom-shape draw:style-name="gr115" draw:text-style-name="P20"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16" draw:text-style-name="P17" draw:layer="Layout" svg:width="22.86cm" svg:height="3.175cm" svg:x="1.27cm" svg:y="0.763cm">
          <text:list text:style-name="L1">
            <text:list-header>
              <text:p text:style-name="P23"><text:span text:style-name="T5">Methodology</text:span></text:p>
            </text:list-header>
          </text:list>
          <draw:enhanced-geometry svg:viewBox="0 0 21600 21600" draw:type="mso-spt202" draw:enhanced-path="M 0 0 L 21600 0 21600 21600 0 21600 0 0 Z N"/>
        </draw:custom-shape>
        <draw:custom-shape draw:style-name="gr117" draw:text-style-name="P21" draw:layer="Layout" svg:width="22.86cm" svg:height="13.693cm" svg:x="1.27cm" svg:y="3.232cm">
          <text:p text:style-name="P25"><text:span text:style-name="T17">Algorithm 2 </text:span><text:span text:style-name="T8">SS, a single probe</text:span></text:p>
          <text:p text:style-name="P25"><text:span text:style-name="T8">Input: root </text:span><text:span text:style-name="T9">n*</text:span><text:span text:style-name="T8"> of a tree and a type system </text:span><text:span text:style-name="T9">T</text:span></text:p>
          <text:p text:style-name="P25"><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5"><text:span text:style-name="T8">1:</text:span><text:span text:style-name="T8"><text:tab/></text:span><text:span text:style-name="T8">A[0] ← {(</text:span><text:span text:style-name="T9">n</text:span><text:span text:style-name="T8">*, 1)}</text:span></text:p>
          <text:p text:style-name="P25"><text:span text:style-name="T8">2:</text:span><text:span text:style-name="T8"><text:tab/></text:span><text:span text:style-name="T8">I ← 0</text:span></text:p>
          <text:p text:style-name="P25"><text:span text:style-name="T8">3:</text:span><text:span text:style-name="T8"><text:tab/></text:span><text:span text:style-name="T17">while stopping condition</text:span><text:span text:style-name="T8"> is false </text:span><text:span text:style-name="T17">do</text:span></text:p>
          <text:p text:style-name="P25"><text:span text:style-name="T8">4:</text:span><text:span text:style-name="T8"><text:tab/></text:span><text:span text:style-name="T8"><text:tab/></text:span><text:span text:style-name="T17">for</text:span><text:span text:style-name="T8"> each element &lt;</text:span><text:span text:style-name="T9">n, m</text:span><text:span text:style-name="T8">&gt; in A[i] </text:span><text:span text:style-name="T17">do</text:span></text:p>
          <text:p text:style-name="P25"><text:span text:style-name="T8">5:</text:span><text:span text:style-name="T8"><text:tab/></text:span><text:span text:style-name="T8"><text:tab/></text:span><text:span text:style-name="T8"><text:tab/></text:span><text:span text:style-name="T8">for each child <text:s/></text:span></text:p>
          <text:p text:style-name="P25"><text:span text:style-name="T8">6:</text:span></text:p>
          <text:p text:style-name="P25"><text:span text:style-name="T8">7:</text:span></text:p>
          <text:p text:style-name="P25"><text:span text:style-name="T8">8:</text:span></text:p>
          <text:p text:style-name="P25"><text:span text:style-name="T8">9:</text:span></text:p>
          <text:p text:style-name="P25"><text:span text:style-name="T8">10:</text:span></text:p>
          <text:p text:style-name="P25"><text:span text:style-name="T8">11:</text:span></text:p>
          <text:p text:style-name="P25"><text:span text:style-name="T8"/></text:p>
          <text:p text:style-name="P25"><text:span text:style-name="T9"/></text:p>
          <text:p text:style-name="P25"><text:span text:style-name="T9"/></text:p>
          <text:p text:style-name="P25"><text:span text:style-name="T8"/></text:p>
          <text:p text:style-name="P25"><text:span text:style-name="T8"/></text:p>
          <draw:enhanced-geometry svg:viewBox="0 0 21600 21600" draw:type="mso-spt202" draw:enhanced-path="M 0 0 L 21600 0 21600 21600 0 21600 0 0 Z N"/>
        </draw:custom-shape>
        <draw:custom-shape draw:style-name="gr9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8" draw:text-style-name="P19" draw:layer="Layout" svg:width="17.066cm" svg:height="1.445cm" svg:x="5.697cm" svg:y="17.524cm">
          <text:list text:style-name="L1">
            <text:list-header>
              <text:p text:style-name="P27"><text:span text:style-name="T7">Universidade Federal de Viçosa</text:span></text:p>
              <text:p text:style-name="P27"><text:span text:style-name="T7">Departamento de Informática</text:span></text:p>
            </text:list-header>
          </text:list>
          <draw:enhanced-geometry svg:viewBox="0 0 21600 21600" draw:type="mso-spt202" draw:enhanced-path="M 0 0 L 21600 0 21600 21600 0 21600 0 0 Z N"/>
        </draw:custom-shape>
        <draw:custom-shape draw:style-name="gr119" draw:text-style-name="P9" draw:layer="Layout" svg:width="19.05cm" svg:height="0.853cm" draw:transform="rotate (1.5707963267949) translate (0.04cm 19.05cm)">
          <text:list text:style-name="L3">
            <text:list-header>
              <text:p text:style-name="P28"><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23" presentation:class="page"/>
          <draw:custom-shape draw:style-name="gr99" draw:text-style-name="P8" draw:layer="Layout" svg:width="15.24cm" svg:height="10.001cm" svg:x="1.905cm" svg:y="12.224cm">
            <text:p/>
            <draw:enhanced-geometry svg:viewBox="0 0 21600 21600" draw:type="mso-spt202" draw:enhanced-path="M 0 0 L 21600 0 21600 21600 0 21600 0 0 Z N"/>
          </draw:custom-shape>
          <draw:custom-shape draw:style-name="gr120" draw:text-style-name="P20" draw:layer="Layout" svg:width="8.255cm" svg:height="1.274cm" svg:x="10.791cm" svg:y="24.126cm">
            <text:list text:style-name="L1">
              <text:list-header>
                <text:p text:style-name="P24"><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21"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122" draw:text-style-name="P21" draw:layer="layout" svg:width="22.86cm" svg:height="13.693cm" svg:x="1.27cm" svg:y="3.232cm">
          <text:p><text:span text:style-name="T8">The greedy algorithm</text:span></text:p>
          <text:p><text:span text:style-name="T8"/></text:p>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5"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26" draw:text-style-name="P17"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127" draw:text-style-name="P21"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0"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31" draw:text-style-name="P17"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32" draw:text-style-name="P18" draw:layer="layout" svg:width="22.86cm" svg:height="13.693cm" svg:x="1.27cm" svg:y="3.232cm">
          <text:list text:style-name="L1">
            <text:list-header>
              <text:p text:style-name="P14"><text:span text:style-name="T14">During the last few decades companies such as: Facebook, Google, and Microsoft had been interested in Artificial Intelligence (AI). Why? Because they think that more intelligent services will be much more useful for everybody.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5" draw:text-style-name="P20" draw:layer="layout" svg:width="8.255cm" svg:height="1.274cm" svg:x="10.791cm" svg:y="24.126cm">
            <text:list text:style-name="L1">
              <text:list-header>
                <text:p><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custom-shape draw:style-name="gr13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37" draw:text-style-name="P15" draw:layer="layout" svg:width="22.86cm" svg:height="13.693cm" svg:x="1.27cm" svg:y="3.232cm">
          <text:list text:style-name="L1">
            <text:list-header>
              <text:p text:style-name="P14"><text:span text:style-name="T14">Into AI there are particular areas such as: Planning and Heuristic Search. </text:span></text:p>
              <text:p text:style-name="P14"><text:span text:style-name="T14"/></text:p>
              <text:p text:style-name="P14"><text:span text:style-name="T14">Planning is the sequence of actions to accomplish the goal. The core problem of AI is to reason about actions.</text:span></text:p>
              <text:p text:style-name="P14"><text:span text:style-name="T14"/></text:p>
              <text:p text:style-name="P14"><text:span text:style-name="T14">Heuristic Search prioritize open nodes with heuristic and heuristic is the cost of path from state to closest goal state.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draw:custom-shape draw:style-name="gr14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42" draw:text-style-name="P15" draw:layer="layout" svg:width="22.86cm" svg:height="13.693cm" svg:x="1.27cm" svg:y="3.232cm">
          <text:list text:style-name="L1">
            <text:list-header>
              <text:p text:style-name="P14"><text:span text:style-name="T14">Now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draw:custom-shape draw:style-name="gr14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47" draw:text-style-name="P15" draw:layer="layout" svg:width="22.86cm" svg:height="13.693cm" svg:x="1.27cm" svg:y="3.232cm">
          <text:list text:style-name="L1">
            <text:list-header>
              <text:p text:style-name="P14"><text:span text:style-name="T14">What is an Heuristic?</text:span></text:p>
              <text:p text:style-name="P14"><text:span text:style-name="T14"/></text:p>
              <text:p text:style-name="P14"><text:span text:style-name="T14">Distance from one State in the search space to the goal.</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draw:custom-shape draw:style-name="gr15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2" draw:text-style-name="P15" draw:layer="layout" svg:width="22.86cm" svg:height="13.693cm" svg:x="1.27cm" svg:y="3.232cm">
          <text:list text:style-name="L1">
            <text:list-header>
              <text:p text:style-name="P14"><text:span text:style-name="T14">The typical approach to solve a problem is using one consistent and admissible heuristic.</text:span></text:p>
              <text:p text:style-name="P14"><text:span text:style-name="T14"/></text:p>
              <text:p text:style-name="P14"><text:span text:style-name="T14">We want to go beyond of the tipical approach. During the search we want to use the most promising heuristics from a large set of heuristics that could hundreds or even thousend of them.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draw:custom-shape draw:style-name="gr156" draw:text-style-name="P10" draw:layer="layout" svg:width="22.86cm" svg:height="3.175cm" svg:x="1.27cm" svg:y="0.763cm">
          <text:list text:style-name="L1">
            <text:list-header>
              <text:p text:style-name="P1"><text:span text:style-name="T5">Approaches</text:span></text:p>
            </text:list-header>
          </text:list>
          <draw:enhanced-geometry svg:viewBox="0 0 21600 21600" draw:type="mso-spt202" draw:enhanced-path="M 0 0 L 21600 0 21600 21600 0 21600 0 0 Z N"/>
        </draw:custom-shape>
        <draw:custom-shape draw:style-name="gr157" draw:text-style-name="P15" draw:layer="layout" svg:width="22.86cm" svg:height="13.693cm" svg:x="1.27cm" svg:y="3.232cm">
          <text:list text:style-name="L6">
            <text:list-item>
              <text:p text:style-name="P14"><text:span text:style-name="T14">Speed Based:</text:span></text:p>
            </text:list-item>
          </text:list>
          <text:list text:style-name="L7">
            <text:list-item>
              <text:list>
                <text:list-item>
                  <text:p text:style-name="P29"><text:span text:style-name="T24">Techniques are adptations of techniques from time-constrained search to estimate search progress.</text:span></text:p>
                </text:list-item>
              </text:list>
            </text:list-item>
          </text:list>
          <text:list text:style-name="L6">
            <text:list-item>
              <text:p text:style-name="P30"><text:span text:style-name="T14">Path Based: f(n) = g(n) + h(n)</text:span></text:p>
            </text:list-item>
          </text:list>
          <text:list text:style-name="L7">
            <text:list-item>
              <text:list>
                <text:list-item>
                  <text:p text:style-name="P29"><text:span text:style-name="T24">g(n) Expanded cost</text:span></text:p>
                </text:list-item>
                <text:list-item>
                  <text:p text:style-name="P29"><text:span text:style-name="T24">h(n) <text:s/>Cost to go</text:span></text:p>
                </text:list-item>
              </text:list>
            </text:list-item>
          </text:list>
          <text:list text:style-name="L6">
            <text:list-item>
              <text:p text:style-name="P30"><text:span text:style-name="T14">Distribution Based</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draw:custom-shape draw:style-name="gr161" draw:text-style-name="P17"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162" draw:text-style-name="P21"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list text:style-name="L1">
            <text:list-item>
              <text:p text:style-name="P14"><text:span text:style-name="T8"/></text:p>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5"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7-30T15:50:25.496609525</dc:date>
    <meta:editing-cycles>500</meta:editing-cycles>
    <meta:editing-duration>P4DT3H39M28S</meta:editing-duration>
    <meta:generator>LibreOffice/4.3.7.2$Linux_X86_64 LibreOffice_project/430m0$Build-2</meta:generator>
    <meta:document-statistic meta:object-count="404"/>
  </office:meta>
</office:document-meta>
</file>